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draw:marker-start="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2.288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18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3.43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3.0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66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1.90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288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426cm" fo:min-width="3.05cm" fo:padding-top="0.125cm" fo:padding-bottom="0.125cm" fo:padding-left="0.25cm" fo:padding-right="0.2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measurelines" svg:width="0.36cm" svg:height="0.36cm" svg:x="13.442cm" svg:y="4.29cm">
          <text:p/>
        </draw:circle>
        <draw:circle draw:style-name="gr2" draw:text-style-name="P1" draw:layer="measurelines" svg:width="0.36cm" svg:height="0.36cm" svg:x="10.408cm" svg:y="0.959cm">
          <text:p/>
        </draw:circle>
        <draw:line draw:style-name="gr3" draw:text-style-name="P1" draw:layer="layout" svg:x1="10.588cm" svg:y1="1.139cm" svg:x2="13.606cm" svg:y2="4.489cm">
          <text:p/>
        </draw:line>
        <draw:frame draw:style-name="gr4" draw:text-style-name="P3" draw:layer="layout" svg:width="2.788cm" svg:height="0.971cm" svg:x="9.59cm" svg:y="0.044cm">
          <draw:text-box>
            <text:p text:style-name="P2"><text:span text:style-name="T1">SIDE</text:span></text:p>
          </draw:text-box>
        </draw:frame>
        <draw:circle draw:style-name="gr1" draw:text-style-name="P1" draw:layer="layout" svg:width="0.36cm" svg:height="0.36cm" svg:x="10.656cm" svg:y="3.6cm">
          <text:p/>
        </draw:circle>
        <draw:circle draw:style-name="gr1" draw:text-style-name="P1" draw:layer="layout" svg:width="0.36cm" svg:height="0.36cm" svg:x="6.706cm" svg:y="3.053cm">
          <text:p/>
        </draw:circle>
        <draw:frame draw:style-name="gr4" draw:text-style-name="P3" draw:layer="layout" svg:width="2.788cm" svg:height="0.971cm" svg:x="12.469cm" svg:y="4.661cm">
          <draw:text-box>
            <text:p text:style-name="P2"><text:span text:style-name="T1">MANUAL</text:span></text:p>
          </draw:text-box>
        </draw:frame>
        <draw:line draw:style-name="gr3" draw:text-style-name="P1" draw:layer="layout" svg:x1="10.588cm" svg:y1="1.139cm" svg:x2="10.812cm" svg:y2="3.854cm">
          <text:p/>
        </draw:line>
        <draw:line draw:style-name="gr3" draw:text-style-name="P1" draw:layer="layout" svg:x1="10.588cm" svg:y1="1.139cm" svg:x2="8.399cm" svg:y2="5.759cm">
          <text:p/>
        </draw:line>
        <draw:line draw:style-name="gr3" draw:text-style-name="P1" draw:layer="layout" svg:x1="10.588cm" svg:y1="1.139cm" svg:x2="6.818cm" svg:y2="3.314cm">
          <text:p/>
        </draw:line>
        <draw:circle draw:style-name="gr1" draw:text-style-name="P1" draw:layer="layout" svg:width="0.36cm" svg:height="0.36cm" svg:x="4.523cm" svg:y="3.029cm">
          <text:p/>
        </draw:circle>
        <draw:line draw:style-name="gr3" draw:text-style-name="P1" draw:layer="layout" svg:x1="10.588cm" svg:y1="1.139cm" svg:x2="4.748cm" svg:y2="3.189cm">
          <text:p/>
        </draw:line>
        <draw:circle draw:style-name="gr1" draw:text-style-name="P1" draw:layer="layout" svg:width="0.36cm" svg:height="0.36cm" svg:x="8.223cm" svg:y="5.627cm">
          <text:p/>
        </draw:circle>
        <draw:line draw:style-name="gr3" draw:text-style-name="P1" draw:layer="layout" svg:x1="10.588cm" svg:y1="1.139cm" svg:x2="13.606cm" svg:y2="2.711cm">
          <text:p/>
        </draw:line>
        <draw:circle draw:style-name="gr5" draw:text-style-name="P1" draw:layer="layout" svg:width="0.36cm" svg:height="0.36cm" svg:x="14.323cm" svg:y="10.427cm">
          <text:p/>
        </draw:circle>
        <draw:circle draw:style-name="gr5" draw:text-style-name="P1" draw:layer="layout" svg:width="0.36cm" svg:height="0.36cm" svg:x="13.123cm" svg:y="12.427cm">
          <text:p/>
        </draw:circle>
        <draw:circle draw:style-name="gr5" draw:text-style-name="P1" draw:layer="layout" svg:width="0.36cm" svg:height="0.36cm" svg:x="11.923cm" svg:y="14.427cm">
          <text:p/>
        </draw:circle>
        <draw:circle draw:style-name="gr5" draw:text-style-name="P1" draw:layer="layout" svg:width="0.36cm" svg:height="0.36cm" svg:x="10.723cm" svg:y="16.427cm">
          <text:p/>
        </draw:circle>
        <draw:circle draw:style-name="gr5" draw:text-style-name="P1" draw:layer="layout" svg:width="0.36cm" svg:height="0.36cm" svg:x="7.658cm" svg:y="16.194cm">
          <text:p/>
        </draw:circle>
        <draw:line draw:style-name="gr3" draw:text-style-name="P1" draw:layer="layout" svg:x1="8.403cm" svg:y1="5.807cm" svg:x2="14.503cm" svg:y2="10.607cm">
          <text:p/>
        </draw:line>
        <draw:line draw:style-name="gr3" draw:text-style-name="P1" draw:layer="layout" svg:x1="8.403cm" svg:y1="5.807cm" svg:x2="13.303cm" svg:y2="12.607cm">
          <text:p/>
        </draw:line>
        <draw:line draw:style-name="gr3" draw:text-style-name="P1" draw:layer="layout" svg:x1="8.403cm" svg:y1="5.807cm" svg:x2="12.103cm" svg:y2="14.607cm">
          <text:p/>
        </draw:line>
        <draw:line draw:style-name="gr3" draw:text-style-name="P1" draw:layer="layout" svg:x1="8.403cm" svg:y1="5.807cm" svg:x2="10.903cm" svg:y2="16.607cm">
          <text:p/>
        </draw:line>
        <draw:line draw:style-name="gr3" draw:text-style-name="P1" draw:layer="layout" svg:x1="8.403cm" svg:y1="5.941cm" svg:x2="7.872cm" svg:y2="16.427cm">
          <text:p/>
        </draw:line>
        <draw:frame draw:style-name="gr6" draw:text-style-name="P3" draw:layer="layout" svg:width="2.739cm" svg:height="1.021cm" svg:x="12.882cm" svg:y="10.714cm">
          <draw:text-box>
            <text:p text:style-name="P2"><text:span text:style-name="T1">mks.c</text:span></text:p>
          </draw:text-box>
        </draw:frame>
        <draw:frame draw:style-name="gr7" draw:text-style-name="P3" draw:layer="layout" svg:width="3.981cm" svg:height="1.021cm" svg:x="11.949cm" svg:y="12.751cm">
          <draw:text-box>
            <text:p text:style-name="P2"><text:span text:style-name="T1">version.h</text:span></text:p>
          </draw:text-box>
        </draw:frame>
        <draw:frame draw:style-name="gr8" draw:text-style-name="P3" draw:layer="layout" svg:width="4.362cm" svg:height="1.021cm" svg:x="10.95cm" svg:y="14.783cm">
          <draw:text-box>
            <text:p text:style-name="P2"><text:span text:style-name="T1">defaults.h</text:span></text:p>
          </draw:text-box>
        </draw:frame>
        <draw:frame draw:style-name="gr9" draw:text-style-name="P3" draw:layer="layout" svg:width="3.219cm" svg:height="1.021cm" svg:x="9.75cm" svg:y="16.815cm">
          <draw:text-box>
            <text:p text:style-name="P2"><text:span text:style-name="T1">maker.c</text:span></text:p>
          </draw:text-box>
        </draw:frame>
        <draw:circle draw:style-name="gr5" draw:text-style-name="P1" draw:layer="layout" svg:width="0.36cm" svg:height="0.36cm" svg:x="5.823cm" svg:y="15.527cm">
          <text:p/>
        </draw:circle>
        <draw:circle draw:style-name="gr5" draw:text-style-name="P1" draw:layer="layout" svg:width="0.36cm" svg:height="0.36cm" svg:x="4.223cm" svg:y="13.527cm">
          <text:p/>
        </draw:circle>
        <draw:circle draw:style-name="gr5" draw:text-style-name="P1" draw:layer="layout" svg:width="0.36cm" svg:height="0.36cm" svg:x="2.823cm" svg:y="11.327cm">
          <text:p/>
        </draw:circle>
        <draw:line draw:style-name="gr3" draw:text-style-name="P1" draw:layer="layout" svg:x1="8.403cm" svg:y1="5.807cm" svg:x2="6.003cm" svg:y2="15.707cm">
          <text:p/>
        </draw:line>
        <draw:line draw:style-name="gr3" draw:text-style-name="P1" draw:layer="layout" svg:x1="8.403cm" svg:y1="5.807cm" svg:x2="4.403cm" svg:y2="13.707cm">
          <text:p/>
        </draw:line>
        <draw:line draw:style-name="gr3" draw:text-style-name="P1" draw:layer="layout" svg:x1="8.403cm" svg:y1="5.807cm" svg:x2="3.003cm" svg:y2="11.507cm">
          <text:p/>
        </draw:line>
        <draw:frame draw:style-name="gr10" draw:text-style-name="P3" draw:layer="layout" svg:width="3.219cm" svg:height="1.021cm" svg:x="1.552cm" svg:y="11.935cm">
          <draw:text-box>
            <text:p text:style-name="P2"><text:span text:style-name="T1">MONITOR</text:span></text:p>
          </draw:text-box>
        </draw:frame>
        <draw:frame draw:style-name="gr11" draw:text-style-name="P3" draw:layer="layout" svg:width="2.838cm" svg:height="1.021cm" svg:x="3.165cm" svg:y="13.936cm">
          <draw:text-box>
            <text:p text:style-name="P2"><text:span text:style-name="T1">DSD</text:span></text:p>
          </draw:text-box>
        </draw:frame>
        <draw:frame draw:style-name="gr9" draw:text-style-name="P3" draw:layer="layout" svg:width="3.219cm" svg:height="1.021cm" svg:x="4.653cm" svg:y="15.937cm">
          <draw:text-box>
            <text:p text:style-name="P2"><text:span text:style-name="T1">SMPP</text:span></text:p>
          </draw:text-box>
        </draw:frame>
        <draw:circle draw:style-name="gr5" draw:text-style-name="P1" draw:layer="layout" svg:width="0.36cm" svg:height="0.36cm" svg:x="2.224cm" svg:y="9.028cm">
          <text:p/>
        </draw:circle>
        <draw:frame draw:style-name="gr9" draw:text-style-name="P3" draw:layer="layout" svg:width="3.219cm" svg:height="1.021cm" svg:x="0.853cm" svg:y="9.436cm">
          <draw:text-box>
            <text:p text:style-name="P2"><text:span text:style-name="T1">KERNEL</text:span></text:p>
          </draw:text-box>
        </draw:frame>
        <draw:line draw:style-name="gr12" draw:text-style-name="P1" draw:layer="layout" svg:x1="8.403cm" svg:y1="5.807cm" svg:x2="2.404cm" svg:y2="9.214cm">
          <text:p/>
        </draw:line>
        <draw:frame draw:style-name="gr4" draw:text-style-name="P3" draw:layer="layout" svg:width="4.693cm" svg:height="0.971cm" svg:x="1.287cm" svg:y="1.613cm">
          <draw:text-box>
            <text:p text:style-name="P2"><text:span text:style-name="T1">INSTALL.txt</text:span></text:p>
          </draw:text-box>
        </draw:frame>
        <draw:frame draw:style-name="gr13" draw:text-style-name="P3" draw:layer="layout" svg:width="3.55cm" svg:height="0.971cm" svg:x="5.66cm" svg:y="3.369cm">
          <draw:text-box>
            <text:p text:style-name="P2"><text:span text:style-name="T1">RTAGS_PG</text:span></text:p>
          </draw:text-box>
        </draw:frame>
        <draw:frame draw:style-name="gr4" draw:text-style-name="P3" draw:layer="layout" svg:width="4.312cm" svg:height="0.971cm" svg:x="1.348cm" svg:y="3.37cm">
          <draw:text-box>
            <text:p text:style-name="P2"><text:span text:style-name="T1">README.txt</text:span></text:p>
          </draw:text-box>
        </draw:frame>
        <draw:line draw:style-name="gr3" draw:text-style-name="P1" draw:layer="layout" svg:x1="10.588cm" svg:y1="1.139cm" svg:x2="5.98cm" svg:y2="1.949cm">
          <text:p/>
        </draw:line>
        <draw:circle draw:style-name="gr1" draw:text-style-name="P1" draw:layer="layout" svg:width="0.36cm" svg:height="0.36cm" svg:x="5.98cm" svg:y="1.695cm">
          <text:p/>
        </draw:circle>
        <draw:frame draw:style-name="gr4" draw:text-style-name="P3" draw:layer="layout" svg:width="3.169cm" svg:height="0.971cm" svg:x="5.154cm" svg:y="4.97cm">
          <draw:text-box>
            <text:p text:style-name="P2"><text:span text:style-name="T1">SOURCES</text:span></text:p>
          </draw:text-box>
        </draw:frame>
        <draw:frame draw:style-name="gr4" draw:text-style-name="P3" draw:layer="layout" svg:width="3.55cm" svg:height="0.971cm" svg:x="9.669cm" svg:y="4.026cm">
          <draw:text-box>
            <text:p text:style-name="P2"><text:span text:style-name="T1">Examples</text:span></text:p>
          </draw:text-box>
        </draw:frame>
        <draw:circle draw:style-name="gr1" draw:text-style-name="P1" draw:layer="layout" svg:width="0.36cm" svg:height="0.36cm" svg:x="13.352cm" svg:y="2.457cm">
          <text:p/>
        </draw:circle>
        <draw:frame draw:style-name="gr4" draw:text-style-name="P3" draw:layer="layout" svg:width="2.788cm" svg:height="0.971cm" svg:x="13.098cm" svg:y="2.838cm">
          <draw:text-box>
            <text:p text:style-name="P2"><text:span text:style-name="T1">LIB</text:span></text:p>
          </draw:text-box>
        </draw:frame>
        <draw:line draw:style-name="gr3" draw:text-style-name="P1" draw:layer="layout" svg:x1="10.588cm" svg:y1="1.139cm" svg:x2="16.707cm" svg:y2="1.642cm">
          <text:p/>
        </draw:line>
        <draw:circle draw:style-name="gr1" draw:text-style-name="P1" draw:layer="layout" svg:width="0.36cm" svg:height="0.36cm" svg:x="16.527cm" svg:y="1.462cm">
          <text:p/>
        </draw:circle>
        <draw:frame draw:style-name="gr4" draw:text-style-name="P3" draw:layer="layout" svg:width="2.788cm" svg:height="0.971cm" svg:x="15.384cm" svg:y="1.822cm">
          <draw:text-box>
            <text:p text:style-name="P2"><text:span text:style-name="T1">scopy</text:span></text:p>
          </draw:text-box>
        </draw:frame>
        <draw:frame draw:style-name="gr9" draw:text-style-name="P3" draw:layer="layout" svg:width="3.219cm" svg:height="1.021cm" svg:x="6.831cm" svg:y="16.549cm">
          <draw:text-box>
            <text:p text:style-name="P2"><text:span text:style-name="T1">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initial-creator>Pawel Gburzynski</meta:initial-creator>
    <meta:creation-date>2006-01-23T16:51:10</meta:creation-date>
    <dc:creator>Pawel Gburzynski</dc:creator>
    <dc:date>2017-07-05T16:17:07.48</dc:date>
    <dc:language>en-US</dc:language>
    <meta:editing-cycles>9</meta:editing-cycles>
    <meta:editing-duration>PT2H27M50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